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talogParser.fatalError( SAX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talogParser.error( SAX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talogParse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alogParser.parseCommand( Elemen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atalogParser.parseCatalog( Element catalogElemen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CatalogParser.parse( Element catalog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alogParser.Catalog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atalogParser.resolveEntity( String publicId , String system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talogParser.parse( final String resourcePath , final InputStream inputStream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CatalogParser.warning( SAX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